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master-page-name="MP0">
      <style:paragraph-properties style:page-number="auto" fo:break-before="page"/>
    </style:style>
    <style:style style:name="T1" style:family="text">
      <style:text-properties style:text-underline-style="solid" style:text-underline-width="auto" style:text-underline-color="font-color" style:text-underline-mode="continuous" style:text-overline-mode="continuous" style:text-line-through-mode="continuo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_5f_5yl5">Brouillon rapport DevWeb</text:span></text:p>
      <text:p text:style-name="Normal"><text:span text:style-name="_5f_5yl5">Plan :</text:span></text:p>
      <text:p text:style-name="Normal"><text:span text:style-name="_5f_5yl5">I-Intro</text:span></text:p>
      <text:p text:style-name="Normal"><text:span text:style-name="_5f_5yl5">II-Gestion des joueurs</text:span></text:p>
      <text:p text:style-name="Normal"><text:span text:style-name="_5f_5yl5">III-Jeu</text:span></text:p>
      <text:p text:style-name="Normal"><text:span text:style-name="_5f_5yl5">IV-Gestion des parties</text:span></text:p>
      <text:p text:style-name="Normal"><text:span text:style-name="_5f_5yl5">V-Limites et conclusion</text:span></text:p>
      <text:p text:style-name="Normal"/>
      <text:p text:style-name="Normal"><text:span text:style-name="_5f_5yl5"><text:span text:style-name="T1">I-Intro</text:span></text:span></text:p>
      <text:p text:style-name="Normal"><text:span text:style-name="_5f_5yl5">Problématique (rappeler brievement sujet+principe du jeu)</text:span></text:p>
      <text:p text:style-name="Normal"><text:span text:style-name="_5f_5yl5"><text:tab/>Le but de notre projet de développement Web était de réaliser site internet proposant l'accès à un jeu accessible sur navigateur. Le jeu proposé se nomme « Les blaireaux et les Kékés », il se présente comme un jeu par équipe, l'équipe des blaireaux et celle des Kékés. Les blaireaux auront ici pour but d'éliminer les Kékés, mais à intervalle régulier les rôles sont inversés et c'est aux Kékés d'éliminer les blaireaux. Les différents joueurs auront la possibilité de bénéficier d'objets bonus répartis sur le plateau de jeu.</text:span></text:p>
      <text:p text:style-name="Normal"><text:span text:style-name="_5f_5yl5">Cahier des charges</text:span></text:p>
      <text:p text:style-name="Normal"><text:span text:style-name="_5f_5yl5"><text:tab/>Pour réaliser ce jeu, il nous était imposé de travailler à l'aide de Tree,js lors de la confection du jeu. De plus, le site devait proposer des protocoles de connexion et d'inscription pour accéder au jeu et permettre à certains utilisateurs d'avoir un statut d'administrateur. Nous avons immédiatement compris qu'il s'agissait ici de stocker les différentes informations concernant nos utilisateurs dans une base de donnée afin de rendre ces données persistantes. Le site devait comporter trois thèmes. </text:span></text:p>
      <text:p text:style-name="Normal"><text:span text:style-name="_5f_5yl5"><text:tab/>Concernant les contraintes liées intrinsèquement au jeu et à la manière d'y jouer, il était demandé de modéliser les joueurs sous forme de modèles géométriques simples, et d'ajouter des obstacles ainsi qu'un certain nombre d'objets bonus :</text:span></text:p>
      <text:p text:style-name="Normal"><text:span text:style-name="_5f_5yl5">-une cape d'invisibilité rendant le joueur invisible un temps donné</text:span></text:p>
      <text:p text:style-name="Normal"><text:span text:style-name="_5f_5yl5">-des bottes doublant la vitesse du joueur</text:span></text:p>
      <text:p text:style-name="Normal"><text:span text:style-name="_5f_5yl5">-un bouclier rendant le joueur invulnérable</text:span></text:p>
      <text:p text:style-name="Normal"><text:span text:style-name="_5f_5yl5">-une potion rendant le joueur neutre</text:span></text:p>
      <text:p text:style-name="Normal"><text:span text:style-name="_5f_5yl5">Il était également demandé l'ajout d'un mode spectateur.</text:span></text:p>
      <text:p text:style-name="Normal"><text:span text:style-name="_5f_5yl5"/></text:p>
      <text:p text:style-name="Normal"><text:span text:style-name="_5f_5yl5"/></text:p>
      <text:p text:style-name="Normal"><text:span text:style-name="_5f_5yl5"/></text:p>
      <text:p text:style-name="Normal"><text:span text:style-name="_5f_5yl5"/></text:p>
      <text:p text:style-name="Normal"><text:span text:style-name="_5f_5yl5"/></text:p>
      <text:p text:style-name="Normal"><text:soft-page-break/><text:span text:style-name="_5f_5yl5">Répartition du temps de travail et des tâches</text:span></text:p>
      <text:p text:style-name="Normal"/>
      <text:p text:style-name="Normal"><text:span text:style-name="_5f_5yl5"><text:span text:style-name="T1">II-Gestion des joueurs</text:span></text:span></text:p>
      <text:p text:style-name="Normal"><text:span text:style-name="_5f_5yl5">Explication des classes php + BD</text:span></text:p>
      <text:p text:style-name="Normal"><text:span text:style-name="_5f_5yl5">Création des tables, inscription et connexion.</text:span></text:p>
      <text:p text:style-name="Normal"><text:span text:style-name="_5f_5yl5">Privilèges admin ?</text:span></text:p>
      <text:p text:style-name="Normal"><text:span text:style-name="_5f_5yl5">Impossible de naviguer sur le site sans être identifié</text:span></text:p>
      <text:p text:style-name="Normal"><text:span text:style-name="_5f_5yl5">Leaderboard</text:span></text:p>
      <text:p text:style-name="Normal"><text:span text:style-name="_5f_5yl5">Onglet recap du profil</text:span></text:p>
      <text:p text:style-name="Normal"/>
      <text:p text:style-name="Normal"><text:span text:style-name="_5f_5yl5"><text:span text:style-name="T1">III-Jeu</text:span></text:span></text:p>
      <text:p text:style-name="Normal"><text:span text:style-name="_5f_5yl5">Map (limites, création aléatoire) </text:span></text:p>
      <text:p text:style-name="Normal"><text:span text:style-name="_5f_5yl5">déplacements, vue fps, avatar du joueur</text:span></text:p>
      <text:p text:style-name="Normal"><text:span text:style-name="_5f_5yl5">Murs et flaques, détection collision et téléportation</text:span></text:p>
      <text:p text:style-name="Normal"><text:span text:style-name="_5f_5yl5">Equipes et changement d’équipe</text:span></text:p>
      <text:p text:style-name="Normal"><text:span text:style-name="_5f_5yl5">Partie limitée dans le temps</text:span></text:p>
      <text:p text:style-name="Normal"><text:span text:style-name="_5f_5yl5">Interaction entre joueurs</text:span></text:p>
      <text:p text:style-name="Normal"><text:span text:style-name="_5f_5yl5">Fonctionnement Objets</text:span></text:p>
      <text:p text:style-name="Normal"><text:span text:style-name="_5f_5yl5">(Spectateurs ?)</text:span></text:p>
      <text:p text:style-name="Normal"/>
      <text:p text:style-name="Normal"><text:span text:style-name="_5f_5yl5"><text:span text:style-name="T1">IV-Gestion des parties</text:span></text:span></text:p>
      <text:p text:style-name="Normal"><text:span text:style-name="_5f_5yl5">Structure des données</text:span></text:p>
      <text:p text:style-name="Normal">Map dans BD à chaque partie, expliquer la table</text:p>
      <text:p text:style-name="Normal">Partie dans la BD</text:p>
      <text:p text:style-name="Normal">Moteurs ajax pour actualisation en continu</text:p>
      <text:p text:style-name="Normal">Création de partie</text:p>
      <text:p text:style-name="Normal">Rejoindre une partie</text:p>
      <text:p text:style-name="Normal">Différents statuts d’une partie</text:p>
      <text:p text:style-name="Normal">Répartition données client/serveur</text:p>
      <text:p text:style-name="Normal"/>
      <text:p text:style-name="Normal"><text:span text:style-name="_5f_5yl5"><text:span text:style-name="T1">V-Limites et conclusion</text:span></text:span></text:p>
      <text:p text:style-name="Normal"><text:soft-page-break/>On peut pas le vendre sur st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Police_20_par_20_défaut" style:display-name="Police par défaut" style:family="text"/>
    <style:style style:name="_5f_5yl5" style:display-name="_5yl5" style:family="text" style:parent-style-name="Police_20_par_20_défau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
    <dc:description/>
    <dc:subject/>
    <meta:initial-creator>Jules</meta:initial-creator>
    <dc:creator>dsfqsfsd sdfsdfsqf</dc:creator>
    <meta:creation-date>2019-04-29T13:45:00Z</meta:creation-date>
    <dc:date>2019-05-02T22:06:59.62</dc:date>
    <meta:editing-cycles>3</meta:editing-cycles>
    <meta:editing-duration>PT45M51S</meta:editing-duration>
    <meta:document-statistic meta:table-count="0" meta:image-count="0" meta:object-count="0" meta:page-count="3" meta:paragraph-count="46" meta:word-count="387" meta:character-count="2516"/>
    <meta:template xlink:type="simple" xlink:actuate="onRequest" xlink:title="" xlink:href="Normal.dotm"/>
  </office:meta>
</office:document-meta>
</file>